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creens</text:p>
      <text:p text:style-name="P2">Main menu</text:p>
      <text:p text:style-name="P2">Character creation</text:p>
      <text:p text:style-name="P2">Continue</text:p>
      <text:p text:style-name="P2">Pause</text:p>
      <text:p text:style-name="P2">-Character</text:p>
      <text:p text:style-name="P2">-Level up</text:p>
      <text:p text:style-name="P2">-Skills</text:p>
      <text:p text:style-name="P2">-Crew</text:p>
      <text:p text:style-name="P2">-Inventory</text:p>
      <text:p text:style-name="P2">-Save</text:p>
      <text:p text:style-name="P2">Base</text:p>
      <text:p text:style-name="P2">-Crafting</text:p>
      <text:p text:style-name="P2">-Store Menu</text:p>
      <text:p text:style-name="P2">-Recruitment Menu</text:p>
      <text:p text:style-name="P2">-Mission Menu</text:p>
      <text:p text:style-name="P2">-Journal</text:p>
      <text:p text:style-name="P2">Map</text:p>
      <text:p text:style-name="P2">Location</text:p>
      <text:p text:style-name="P2">Pause Overlay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6-26T22:11:14.82</meta:creation-date>
    <dc:date>2017-06-28T23:59:51.23</dc:date>
    <meta:editing-duration>P2DT1H48M35S</meta:editing-duration>
    <meta:editing-cycles>3</meta:editing-cycles>
    <meta:generator>OpenOffice/4.1.3$Win32 OpenOffice.org_project/413m1$Build-9783</meta:generator>
    <meta:document-statistic meta:table-count="0" meta:image-count="0" meta:object-count="0" meta:page-count="1" meta:paragraph-count="20" meta:word-count="27" meta:character-count="179"/>
  </office:meta>
</office:document-meta>
</file>